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Pictures/20000011000038D20000070BB1AE8C21.svm"/>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Arial2" svg:font-family="Arial, sans-serif"/>
    <style:font-face style:name="ArialMT" svg:font-family="ArialMT"/>
    <style:font-face style:name="Calibri1" svg:font-family="Calibri"/>
    <style:font-face style:name="Helvetica" svg:font-family="Helvetica"/>
    <style:font-face style:name="OpenSymbol" svg:font-family="OpenSymbol"/>
    <style:font-face style:name="PTSans" svg:font-family="PTSans"/>
    <style:font-face style:name="Times" svg:font-family="Times"/>
    <style:font-face style:name="apple-system" svg:font-family="apple-system, BlinkMacSystemFont, 'Segoe UI', Roboto, 'Helvetica Neue', Arial, 'Noto Sans', 'Liberation Sans', sans-serif, 'Apple Color Emoji', 'Segoe UI Emoji', 'Segoe UI Symbol', 'Noto Color Emoji'"/>
    <style:font-face style:name="Noto Sans Symbols" svg:font-family="'Noto Sans Symbols'" style:font-family-generic="system"/>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6.5014in" fo:margin-left="0.1965in" table:align="left"/>
    </style:style>
    <style:style style:name="Tabla1.A" style:family="table-column">
      <style:table-column-properties style:column-width="1.8563in"/>
    </style:style>
    <style:style style:name="Tabla1.B" style:family="table-column">
      <style:table-column-properties style:column-width="4.6451in"/>
    </style:style>
    <style:style style:name="Tabla1.A1" style:family="table-cell">
      <style:table-cell-properties fo:background-color="#666666" fo:padding-left="0.0715in" fo:padding-right="0.075in" fo:padding-top="0in" fo:padding-bottom="0in" fo:border="0.0069in solid #000000">
        <style:background-image/>
      </style:table-cell-properties>
    </style:style>
    <style:style style:name="Tabla1.A2" style:family="table-cell">
      <style:table-cell-properties fo:background-color="#ffffff" fo:padding-left="0.0715in" fo:padding-right="0.075in" fo:padding-top="0in" fo:padding-bottom="0in" fo:border="0.0069in solid #000000">
        <style:background-image/>
      </style:table-cell-properties>
    </style:style>
    <style:style style:name="Tabla1.B3" style:family="table-cell" style:data-style-name="N0">
      <style:table-cell-properties fo:background-color="#ffffff" fo:padding-left="0.0715in" fo:padding-right="0.075in" fo:padding-top="0in" fo:padding-bottom="0in" fo:border="0.0069in solid #000000">
        <style:background-image/>
      </style:table-cell-properties>
    </style:style>
    <style:style style:name="Tabla1.25" style:family="table-row">
      <style:table-row-properties style:min-row-height="0.1611in"/>
    </style:style>
    <style:style style:name="Tabla1.26" style:family="table-row">
      <style:table-row-properties style:min-row-height="0.3535in" style:use-optimal-row-height="false"/>
    </style:style>
    <style:style style:name="Tabla1.28" style:family="table-row">
      <style:table-row-properties style:min-row-height="0.2319in" style:use-optimal-row-height="false"/>
    </style:style>
    <style:style style:name="Tabla1.31" style:family="table-row">
      <style:table-row-properties style:min-row-height="0.4778in" style:use-optimal-row-height="false"/>
    </style:style>
    <style:style style:name="Tabla1.32" style:family="table-row">
      <style:table-row-properties style:min-row-height="0.1854in" style:use-optimal-row-height="false"/>
    </style:style>
    <style:style style:name="Tabla1.33" style:family="table-row">
      <style:table-row-properties style:min-row-height="0.2625in" style:use-optimal-row-height="false"/>
    </style:style>
    <style:style style:name="Tabla1.34" style:family="table-row">
      <style:table-row-properties style:min-row-height="0.2764in" style:use-optimal-row-height="false"/>
    </style:style>
    <style:style style:name="Tabla1.35" style:family="table-row">
      <style:table-row-properties style:min-row-height="0.2667in" style:use-optimal-row-height="false"/>
    </style:style>
    <style:style style:name="Tabla1.37" style:family="table-row">
      <style:table-row-properties style:min-row-height="0.1847in" style:use-optimal-row-height="false"/>
    </style:style>
    <style:style style:name="Tabla1.38" style:family="table-row">
      <style:table-row-properties style:min-row-height="0.2465in" style:use-optimal-row-height="false"/>
    </style:style>
    <style:style style:name="Tabla1.39" style:family="table-row">
      <style:table-row-properties style:min-row-height="0.309in" style:use-optimal-row-height="false"/>
    </style:style>
    <style:style style:name="Tabla1.40" style:family="table-row">
      <style:table-row-properties style:min-row-height="0.3125in" style:use-optimal-row-height="false"/>
    </style:style>
    <style:style style:name="P1" style:family="paragraph" style:parent-style-name="Normal1">
      <style:paragraph-properties fo:text-align="center" style:justify-single-word="false"/>
    </style:style>
    <style:style style:name="P2" style:family="paragraph" style:parent-style-name="Normal1">
      <style:text-properties fo:color="#000000" fo:font-size="10pt" fo:language="es" fo:country="UY" style:font-size-asian="10pt" style:font-size-complex="10pt"/>
    </style:style>
    <style:style style:name="P3" style:family="paragraph" style:parent-style-name="Normal1">
      <style:text-properties fo:color="#000000" fo:language="es" fo:country="UY"/>
    </style:style>
    <style:style style:name="P4" style:family="paragraph" style:parent-style-name="Normal1">
      <style:paragraph-properties fo:text-align="justify" style:justify-single-word="false"/>
      <style:text-properties fo:color="#000000" fo:language="es" fo:country="UY"/>
    </style:style>
    <style:style style:name="P5" style:family="paragraph" style:parent-style-name="Normal1">
      <style:paragraph-properties>
        <style:tab-stops>
          <style:tab-stop style:position="3.7083in"/>
        </style:tab-stops>
      </style:paragraph-properties>
      <style:text-properties fo:color="#000000" fo:language="es" fo:country="UY"/>
    </style:style>
    <style:style style:name="P6" style:family="paragraph" style:parent-style-name="Normal1">
      <style:paragraph-properties fo:margin-top="0in" fo:margin-bottom="0.0835in" fo:text-align="justify" style:justify-single-word="false"/>
      <style:text-properties fo:color="#000000" fo:language="es" fo:country="UY"/>
    </style:style>
    <style:style style:name="P7" style:family="paragraph" style:parent-style-name="Normal1">
      <style:paragraph-properties fo:margin-top="0in" fo:margin-bottom="0.0417in"/>
      <style:text-properties fo:color="#000000" fo:language="es" fo:country="UY"/>
    </style:style>
    <style:style style:name="P8" style:family="paragraph" style:parent-style-name="Normal1">
      <style:paragraph-properties fo:margin-top="0.0835in" fo:margin-bottom="0in"/>
      <style:text-properties fo:color="#000000" fo:language="es" fo:country="UY"/>
    </style:style>
    <style:style style:name="P9" style:family="paragraph" style:parent-style-name="Text_20_body">
      <style:paragraph-properties fo:margin-left="0in" fo:margin-right="0.0346in" fo:text-indent="0in" style:auto-text-indent="false"/>
      <style:text-properties fo:color="#000000" style:font-name="Helvetica" fo:font-size="11pt" fo:language="es" fo:country="UY" fo:background-color="#ffffff"/>
    </style:style>
    <style:style style:name="P10" style:family="paragraph" style:parent-style-name="Text_20_body">
      <style:text-properties fo:color="#000000" fo:language="es" fo:country="UY"/>
    </style:style>
    <style:style style:name="P11" style:family="paragraph" style:parent-style-name="Text_20_body">
      <style:text-properties fo:background-color="#ffffff"/>
    </style:style>
    <style:style style:name="P12" style:family="paragraph" style:parent-style-name="Text_20_body" style:list-style-name="L9">
      <style:text-properties fo:background-color="#ffffff"/>
    </style:style>
    <style:style style:name="P13" style:family="paragraph" style:parent-style-name="Text_20_body" style:list-style-name="L10">
      <style:text-properties fo:background-color="#ffffff"/>
    </style:style>
    <style:style style:name="P14" style:family="paragraph" style:parent-style-name="Text_20_body" style:list-style-name="L12">
      <style:text-properties fo:background-color="#ffffff"/>
    </style:style>
    <style:style style:name="P15" style:family="paragraph" style:parent-style-name="Text_20_body" style:list-style-name="L15">
      <style:text-properties fo:background-color="#ffffff"/>
    </style:style>
    <style:style style:name="P16" style:family="paragraph" style:parent-style-name="Text_20_body">
      <style:text-properties fo:color="#000000" style:font-name="Helvetica" fo:font-size="11pt" fo:language="es" fo:country="UY" fo:background-color="#ffffff"/>
    </style:style>
    <style:style style:name="P17" style:family="paragraph" style:parent-style-name="Text_20_body">
      <style:text-properties fo:color="#000000" style:font-name="Helvetica" fo:font-size="14pt" fo:language="es" fo:country="UY" fo:font-weight="bold" fo:background-color="#ffffff"/>
    </style:style>
    <style:style style:name="P18" style:family="paragraph" style:parent-style-name="Text_20_body">
      <style:text-properties fo:color="#000000" style:font-name="Helvetica" fo:font-size="10pt" fo:language="es" fo:country="UY" fo:background-color="#ffffff"/>
    </style:style>
    <style:style style:name="P19" style:family="paragraph" style:parent-style-name="Text_20_body">
      <style:paragraph-properties fo:text-align="justify" style:justify-single-word="false"/>
      <style:text-properties fo:color="#000000" fo:language="es" fo:country="UY"/>
    </style:style>
    <style:style style:name="P20" style:family="paragraph" style:parent-style-name="Text_20_body">
      <style:text-properties fo:color="#000000" style:font-name="PTSans" fo:font-size="10pt" fo:language="es" fo:country="UY" fo:background-color="#ffffff"/>
    </style:style>
    <style:style style:name="P21" style:family="paragraph" style:parent-style-name="Text_20_body">
      <style:paragraph-properties fo:text-align="justify" style:justify-single-word="false"/>
      <style:text-properties fo:color="#000000" style:font-name="PTSans" fo:font-size="10pt" fo:language="es" fo:country="UY" fo:background-color="#ffffff"/>
    </style:style>
    <style:style style:name="P22" style:family="paragraph" style:parent-style-name="Text_20_body">
      <style:paragraph-properties>
        <style:tab-stops>
          <style:tab-stop style:position="3.7083in"/>
        </style:tab-stops>
      </style:paragraph-properties>
      <style:text-properties style:font-name="Helvetica" fo:font-size="11pt" fo:language="es" fo:country="UY" fo:background-color="#ffffff"/>
    </style:style>
    <style:style style:name="P23" style:family="paragraph" style:parent-style-name="Text_20_body">
      <style:paragraph-properties fo:text-align="justify" style:justify-single-word="false">
        <style:tab-stops>
          <style:tab-stop style:position="3.7083in"/>
        </style:tab-stops>
      </style:paragraph-properties>
      <style:text-properties style:font-name="Helvetica" fo:font-size="11pt" fo:language="es" fo:country="UY" fo:font-weight="normal" fo:background-color="#ffffff" style:font-weight-asian="normal" style:font-weight-complex="normal"/>
    </style:style>
    <style:style style:name="P24" style:family="paragraph" style:parent-style-name="Text_20_body">
      <style:text-properties style:font-name="PTSans" fo:font-size="10pt" fo:background-color="#ffffff"/>
    </style:style>
    <style:style style:name="P25" style:family="paragraph" style:parent-style-name="Text_20_body">
      <style:text-properties style:font-name="Calibri1" fo:font-size="10pt" fo:background-color="#ffffff"/>
    </style:style>
    <style:style style:name="P26" style:family="paragraph" style:parent-style-name="Text_20_body" style:list-style-name="L13">
      <style:paragraph-properties>
        <style:tab-stops>
          <style:tab-stop style:position="3.7083in"/>
        </style:tab-stops>
      </style:paragraph-properties>
    </style:style>
    <style:style style:name="P27" style:family="paragraph" style:parent-style-name="Text_20_body" style:list-style-name="L13"/>
    <style:style style:name="P28" style:family="paragraph" style:parent-style-name="Text_20_body" style:list-style-name="L15"/>
    <style:style style:name="P29" style:family="paragraph" style:parent-style-name="Text_20_body" style:list-style-name="L6">
      <style:paragraph-properties fo:margin-top="0.0417in" fo:margin-bottom="0in" fo:text-align="justify" style:justify-single-word="false"/>
      <style:text-properties fo:color="#000000" fo:language="es" fo:country="UY" fo:background-color="#ffffff"/>
    </style:style>
    <style:style style:name="P30" style:family="paragraph" style:parent-style-name="Text_20_body" style:list-style-name="L16">
      <style:paragraph-properties fo:margin-top="0.0417in" fo:margin-bottom="0in" fo:text-align="justify" style:justify-single-word="false"/>
      <style:text-properties fo:color="#000000" fo:language="es" fo:country="UY" fo:background-color="#ffffff"/>
    </style:style>
    <style:style style:name="P31" style:family="paragraph" style:parent-style-name="Text_20_body" style:list-style-name="L6">
      <style:paragraph-properties fo:margin-top="0.0417in" fo:margin-bottom="0in" fo:text-align="justify" style:justify-single-word="false"/>
      <style:text-properties fo:language="es" fo:country="UY"/>
    </style:style>
    <style:style style:name="P32" style:family="paragraph" style:parent-style-name="Text_20_body" style:list-style-name="L16">
      <style:paragraph-properties fo:margin-top="0.0417in" fo:margin-bottom="0in" fo:text-align="justify" style:justify-single-word="false"/>
      <style:text-properties fo:font-variant="normal" fo:text-transform="none" fo:color="#222222" style:font-name="PTSans" fo:font-size="10pt" fo:letter-spacing="normal" fo:language="es" fo:country="UY" fo:font-style="normal" fo:font-weight="normal" fo:background-color="#ffffff"/>
    </style:style>
    <style:style style:name="P33" style:family="paragraph" style:parent-style-name="Text_20_body">
      <style:paragraph-properties fo:margin-top="0.0835in" fo:margin-bottom="0in"/>
      <style:text-properties style:font-name="Helvetica" fo:font-size="11pt" fo:language="es" fo:country="UY" fo:background-color="#ffffff"/>
    </style:style>
    <style:style style:name="P34" style:family="paragraph" style:parent-style-name="Text_20_body">
      <style:paragraph-properties fo:margin-top="0.0835in" fo:margin-bottom="0in"/>
      <style:text-properties style:font-name="Calibri1" fo:font-size="10pt" fo:language="es" fo:country="UY" fo:background-color="#ffffff"/>
    </style:style>
    <style:style style:name="P35" style:family="paragraph" style:parent-style-name="Text_20_body">
      <style:paragraph-properties fo:margin-top="0in" fo:margin-bottom="0.028in"/>
      <style:text-properties style:font-name="PTSans" fo:font-size="10pt" fo:language="es" fo:country="UY" fo:background-color="#ffffff"/>
    </style:style>
    <style:style style:name="P36" style:family="paragraph" style:parent-style-name="Normal1">
      <style:paragraph-properties fo:margin-left="0in" fo:margin-right="0.0346in" fo:text-indent="0in" style:auto-text-indent="false"/>
      <style:text-properties fo:color="#000000" style:font-name="Helvetica" fo:font-size="11pt" fo:language="es" fo:country="UY" fo:background-color="#ffffff"/>
    </style:style>
    <style:style style:name="P37" style:family="paragraph" style:parent-style-name="Text_20_body">
      <style:paragraph-properties fo:margin-left="0in" fo:margin-right="0.0346in" fo:text-indent="0in" style:auto-text-indent="false"/>
      <style:text-properties fo:color="#000000" style:font-name="Helvetica" fo:font-size="11pt" fo:language="es" fo:country="UY" fo:background-color="#ffffff"/>
    </style:style>
    <style:style style:name="P38" style:family="paragraph" style:parent-style-name="Text_20_body">
      <style:paragraph-properties fo:margin-left="0in" fo:margin-right="0.0346in" fo:text-indent="0in" style:auto-text-indent="false"/>
      <style:text-properties style:font-name="PTSans" fo:font-size="10pt" fo:language="es" fo:country="UY" fo:background-color="#ffffff"/>
    </style:style>
    <style:style style:name="P39" style:family="paragraph" style:parent-style-name="Text_20_body">
      <style:paragraph-properties fo:margin-top="0in" fo:margin-bottom="0.0417in"/>
      <style:text-properties fo:language="es" fo:country="UY" fo:background-color="#ffffff"/>
    </style:style>
    <style:style style:name="P40" style:family="paragraph" style:parent-style-name="Text_20_body" style:list-style-name="L11">
      <style:paragraph-properties fo:margin-top="0in" fo:margin-bottom="0.0417in"/>
    </style:style>
    <style:style style:name="P41" style:family="paragraph" style:parent-style-name="Text_20_body">
      <style:paragraph-properties fo:margin-top="0in" fo:margin-bottom="0.0417in"/>
      <style:text-properties fo:color="#000000" fo:language="es" fo:country="UY"/>
    </style:style>
    <style:style style:name="P42" style:family="paragraph" style:parent-style-name="Text_20_body">
      <style:paragraph-properties fo:margin-top="0in" fo:margin-bottom="0.0417in"/>
      <style:text-properties fo:color="#000000" style:font-name="PTSans" fo:font-size="10pt" fo:language="es" fo:country="UY" fo:background-color="#ffffff"/>
    </style:style>
    <style:style style:name="P43" style:family="paragraph" style:parent-style-name="Standard" style:list-style-name="L6">
      <style:text-properties fo:language="es" fo:country="UY" fo:background-color="#ffffff"/>
    </style:style>
    <style:style style:name="P44" style:family="paragraph" style:parent-style-name="Normal1">
      <style:text-properties fo:color="#000000" fo:font-size="10pt" fo:language="es" fo:country="UY" style:font-size-asian="10pt" style:font-size-complex="10pt"/>
    </style:style>
    <style:style style:name="P45" style:family="paragraph" style:parent-style-name="Normal1">
      <style:text-properties fo:color="#000000" fo:language="es" fo:country="UY"/>
    </style:style>
    <style:style style:name="P46" style:family="paragraph" style:parent-style-name="Normal1">
      <style:paragraph-properties fo:text-align="justify" style:justify-single-word="false"/>
      <style:text-properties fo:color="#000000" fo:language="es" fo:country="UY"/>
    </style:style>
    <style:style style:name="P47" style:family="paragraph" style:parent-style-name="Normal1" style:master-page-name="MP0">
      <style:paragraph-properties fo:line-height="115%" style:page-number="1" fo:break-before="page"/>
      <style:text-properties fo:color="#000000" fo:language="es" fo:country="UY"/>
    </style:style>
    <style:style style:name="P48" style:family="paragraph" style:parent-style-name="Normal1">
      <style:paragraph-properties fo:margin-top="0in" fo:margin-bottom="0.028in"/>
      <style:text-properties style:font-name="Helvetica1" fo:language="es" fo:country="UY"/>
    </style:style>
    <style:style style:name="P49" style:family="paragraph" style:parent-style-name="Header">
      <style:text-properties fo:language="es" fo:country="UY"/>
    </style:style>
    <style:style style:name="T1" style:family="text">
      <style:text-properties fo:color="#ffffff" fo:font-size="13pt" fo:language="es" fo:country="UY" fo:font-weight="bold" style:font-size-asian="13pt" style:font-weight-asian="bold" style:font-size-complex="13pt" loext:opacity="100%"/>
    </style:style>
    <style:style style:name="T2" style:family="text">
      <style:text-properties fo:color="#ffffff" fo:language="es" fo:country="UY" loext:opacity="100%"/>
    </style:style>
    <style:style style:name="T3" style:family="text">
      <style:text-properties fo:color="#ffffff" fo:language="es" fo:country="UY" fo:font-weight="bold" style:font-weight-asian="bold" loext:opacity="100%"/>
    </style:style>
    <style:style style:name="T4" style:family="text">
      <style:text-properties fo:color="#ffffff" fo:language="es" fo:country="UY" fo:font-weight="bold" style:font-weight-asian="bold" loext:opacity="100%"/>
    </style:style>
    <style:style style:name="T5" style:family="text">
      <style:text-properties fo:color="#000000"/>
    </style:style>
    <style:style style:name="T6" style:family="text">
      <style:text-properties fo:color="#000000" fo:font-size="10pt" fo:language="es" fo:country="UY" style:font-size-asian="10pt" style:font-size-complex="10pt" loext:opacity="100%"/>
    </style:style>
    <style:style style:name="T7" style:family="text">
      <style:text-properties fo:color="#000000" fo:font-size="10pt" fo:language="es" fo:country="UY" style:font-size-asian="10pt" style:font-size-complex="10pt" loext:opacity="100%"/>
    </style:style>
    <style:style style:name="T8" style:family="text">
      <style:text-properties fo:color="#000000" style:font-name="Helvetica1" fo:font-size="10pt" fo:language="es" fo:country="UY" style:font-size-asian="10pt" style:font-size-complex="10pt" loext:opacity="100%"/>
    </style:style>
    <style:style style:name="T9" style:family="text">
      <style:text-properties fo:color="#000000" loext:opacity="100%"/>
    </style:style>
    <style:style style:name="T10" style:family="text">
      <style:text-properties fo:color="#000000" style:font-name="PTSans" fo:font-size="10pt" fo:language="es" fo:country="UY" fo:background-color="#ffffff" style:font-size-asian="10pt" style:font-size-complex="10pt" loext:opacity="100%"/>
    </style:style>
    <style:style style:name="T11" style:family="text">
      <style:text-properties style:font-name="Helvetica" fo:font-size="11pt"/>
    </style:style>
    <style:style style:name="T12" style:family="text">
      <style:text-properties style:font-name="Helvetica" fo:font-size="11pt" fo:font-style="italic"/>
    </style:style>
    <style:style style:name="T13" style:family="text">
      <style:text-properties style:font-name="Helvetica" fo:font-size="11pt" fo:font-weight="normal" fo:background-color="#ffffff" style:font-weight-asian="normal" style:font-weight-complex="normal"/>
    </style:style>
    <style:style style:name="T14" style:family="text">
      <style:text-properties style:font-name="Helvetica" fo:font-size="11pt" fo:language="es" fo:country="UY" fo:font-style="italic" fo:background-color="#ffffff"/>
    </style:style>
    <style:style style:name="T15" style:family="text">
      <style:text-properties fo:color="#191919" style:font-name="Helvetica" fo:font-size="11pt" loext:opacity="100%"/>
    </style:style>
    <style:style style:name="T16" style:family="text">
      <style:text-properties fo:color="#191919" style:font-name="Helvetica" fo:font-size="11pt" fo:font-style="italic" loext:opacity="100%"/>
    </style:style>
    <style:style style:name="T17" style:family="text">
      <style:text-properties fo:color="#191919" style:font-name="Helvetica" fo:font-size="11pt" fo:font-style="italic" fo:background-color="#ffffff" loext:opacity="100%" loext:char-shading-value="0"/>
    </style:style>
    <style:style style:name="T18" style:family="text">
      <style:text-properties fo:color="#191919" style:font-name="Helvetica" fo:font-size="11pt" fo:background-color="#ffffff" loext:opacity="100%" loext:char-shading-value="0"/>
    </style:style>
    <style:style style:name="T19" style:family="text">
      <style:text-properties fo:color="#191919" style:font-name="ArialMT" fo:font-size="11pt" fo:background-color="#ffffff" loext:opacity="100%" loext:char-shading-value="0"/>
    </style:style>
    <style:style style:name="T20" style:family="text">
      <style:text-properties fo:color="#191919" style:font-name="ArialMT" fo:font-size="11pt" fo:background-color="#ffffff" loext:opacity="100%" loext:char-shading-value="0"/>
    </style:style>
    <style:style style:name="T21" style:family="text">
      <style:text-properties fo:color="#191919" style:font-name="Arial1" fo:font-size="11pt" fo:font-style="italic" fo:background-color="#ffffff" loext:opacity="100%" loext:char-shading-value="0"/>
    </style:style>
    <style:style style:name="T22" style:family="text">
      <style:text-properties fo:font-variant="normal" fo:text-transform="none" fo:color="#4d6f8d" style:text-line-through-style="none" style:font-name="apple-system" fo:font-size="11pt" fo:letter-spacing="normal" fo:font-style="normal" style:text-underline-style="none" fo:font-weight="normal" style:text-blinking="false" fo:background-color="transparent" loext:opacity="100%" loext:char-shading-value="0"/>
    </style:style>
    <style:style style:name="T23" style:family="text">
      <style:text-properties fo:font-variant="normal" fo:text-transform="none" fo:color="#4d6f8d" style:text-line-through-style="none" style:font-name="apple-system" fo:font-size="11pt" fo:letter-spacing="normal" fo:font-style="normal" style:text-underline-style="none" fo:font-weight="normal" style:text-blinking="false" loext:opacity="100%" loext:char-shading-value="0"/>
    </style:style>
    <style:style style:name="T24" style:family="text">
      <style:text-properties fo:font-variant="normal" fo:text-transform="none" fo:color="#4d6f8d" style:text-line-through-style="none" style:font-name="apple-system" fo:font-size="11pt" fo:letter-spacing="normal" fo:font-style="normal" style:text-underline-style="none" style:text-blinking="false" loext:opacity="100%" loext:char-shading-value="0"/>
    </style:style>
    <style:style style:name="T25" style:family="text">
      <style:text-properties fo:font-variant="normal" fo:text-transform="none" fo:color="#222222" style:font-name="Arial2" fo:font-size="9.75pt" fo:letter-spacing="normal" fo:font-style="normal" fo:font-weight="normal" fo:background-color="#ffffff" loext:opacity="100%" loext:char-shading-value="0"/>
    </style:style>
    <style:style style:name="T26" style:family="text">
      <style:text-properties fo:font-variant="normal" fo:text-transform="none" fo:color="#222222" style:font-name="Arial2" fo:font-size="9.75pt" fo:letter-spacing="normal" fo:font-style="normal" fo:font-weight="normal" loext:opacity="100%" loext:char-shading-value="0"/>
    </style:style>
    <style:style style:name="T27" style:family="text">
      <style:text-properties fo:font-variant="normal" fo:text-transform="none" fo:color="#222222" style:font-name="PTSans" fo:font-size="10pt" fo:letter-spacing="normal" fo:font-style="normal" fo:font-weight="normal" loext:opacity="100%" loext:char-shading-value="0"/>
    </style:style>
    <style:style style:name="T28" style:family="text">
      <style:text-properties fo:color="#222222" style:font-name="Arial2" fo:font-size="9.75pt" fo:letter-spacing="normal" fo:font-style="italic" fo:font-weight="normal" fo:background-color="#ffffff" loext:opacity="100%" loext:char-shading-value="0"/>
    </style:style>
    <style:style style:name="T29" style:family="text">
      <style:text-properties style:font-name="PTSans" fo:font-size="10pt"/>
    </style:style>
    <style:style style:name="T30" style:family="text">
      <style:text-properties style:font-name="PTSans" fo:font-size="10pt" fo:background-color="#ffffff"/>
    </style:style>
    <style:style style:name="T31" style:family="text">
      <style:text-properties style:font-name="PTSans" fo:font-size="10pt" fo:language="es" fo:country="UY" fo:font-style="italic" fo:background-color="#ffffff"/>
    </style:style>
    <style:style style:name="T32" style:family="text">
      <style:text-properties style:font-name="PTSans" fo:font-size="10pt" fo:language="es" fo:country="UY" fo:background-color="#ffffff"/>
    </style:style>
    <style:style style:name="T33" style:family="text">
      <style:text-properties style:font-name="PTSans" fo:font-size="10pt" fo:font-weight="bold"/>
    </style:style>
    <style:style style:name="T34" style:family="text">
      <style:text-properties style:font-name="Calibri1" fo:font-size="10pt"/>
    </style:style>
    <style:style style:name="T35" style:family="text">
      <style:text-properties style:font-name="Calibri1" fo:font-size="10pt" fo:font-weight="bold"/>
    </style:style>
    <style:style style:name="T36" style:family="text">
      <style:text-properties fo:color="#ff0000" style:font-name="PTSans" fo:font-size="10pt"/>
    </style:style>
    <style:style style:name="T37" style:family="text">
      <style:text-properties style:text-line-through-style="none" style:text-underline-style="none" style:text-blinking="false" loext:opacity="100%"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bookmark text:name="_GoBack"/></text:p>
      <table:table table:name="Tabla1" table:style-name="Tabla1">
        <table:table-column table:style-name="Tabla1.A"/>
        <table:table-column table:style-name="Tabla1.B"/>
        <table:table-row>
          <table:table-cell table:style-name="Tabla1.A1" table:number-columns-spanned="2" office:value-type="string">
            <text:p text:style-name="P1"><text:span text:style-name="Default_20_Paragraph_20_Font"><text:span text:style-name="T1">Ficha de Curso </text:span></text:span></text:p>
          </table:table-cell>
          <table:covered-table-cell/>
        </table:table-row>
        <table:table-row>
          <table:table-cell table:style-name="Tabla1.A2" office:value-type="string">
            <text:p text:style-name="Normal1"><text:span text:style-name="Default_20_Paragraph_20_Font"><text:span text:style-name="T6">Nombre de Unidad Curricular</text:span></text:span></text:p>
          </table:table-cell>
          <table:table-cell table:style-name="Tabla1.A2" office:value-type="string">
            <text:p text:style-name="P17">Matemática Financiera</text:p>
          </table:table-cell>
        </table:table-row>
        <table:table-row>
          <table:table-cell table:style-name="Tabla1.A2" office:value-type="string">
            <text:p text:style-name="P2">Código</text:p>
          </table:table-cell>
          <table:table-cell table:style-name="Tabla1.B3" office:value-type="float" office:value="340">
            <text:p text:style-name="P21">MC30 </text:p>
            <text:p text:style-name="P4"/>
          </table:table-cell>
        </table:table-row>
        <table:table-row>
          <table:table-cell table:style-name="Tabla1.A2" office:value-type="string">
            <text:p text:style-name="P2">Unidad Académica</text:p>
          </table:table-cell>
          <table:table-cell table:style-name="Tabla1.A2" office:value-type="string">
            <text:p text:style-name="P4">UAMCA</text:p>
          </table:table-cell>
        </table:table-row>
        <table:table-row>
          <table:table-cell table:style-name="Tabla1.A2" office:value-type="string">
            <text:p text:style-name="P2">Departamento</text:p>
          </table:table-cell>
          <table:table-cell table:style-name="Tabla1.A2" office:value-type="string">
            <text:p text:style-name="P4">Métodos Cuantitiativos</text:p>
          </table:table-cell>
        </table:table-row>
        <table:table-row>
          <table:table-cell table:style-name="Tabla1.A2" office:value-type="string">
            <text:p text:style-name="Normal1"><text:span text:style-name="Default_20_Paragraph_20_Font"><text:span text:style-name="T6">Fecha de vigencia</text:span></text:span></text:p>
          </table:table-cell>
          <table:table-cell table:style-name="Tabla1.A2" office:value-type="string">
            <text:p text:style-name="P4">Marzo 2024</text:p>
          </table:table-cell>
        </table:table-row>
        <table:table-row>
          <table:table-cell table:style-name="Tabla1.A2" office:value-type="string">
            <text:p text:style-name="Normal1"><text:span text:style-name="Default_20_Paragraph_20_Font"><text:span text:style-name="T6">Responsable del curso</text:span></text:span></text:p>
          </table:table-cell>
          <table:table-cell table:style-name="Tabla1.A2" office:value-type="string">
            <text:p text:style-name="P4">Natalia da Silva</text:p>
          </table:table-cell>
        </table:table-row>
        <table:table-row>
          <table:table-cell table:style-name="Tabla1.A2" office:value-type="string">
            <text:p text:style-name="Normal1"><text:span text:style-name="Default_20_Paragraph_20_Font"><text:span text:style-name="T6">Semestre en que se imparte</text:span></text:span></text:p>
          </table:table-cell>
          <table:table-cell table:style-name="Tabla1.A2" office:value-type="string">
            <text:p text:style-name="P4">3er semestre Lic. Estadística </text:p>
          </table:table-cell>
        </table:table-row>
        <table:table-row>
          <table:table-cell table:style-name="Tabla1.A2" office:value-type="string">
            <text:p text:style-name="Normal1"><text:span text:style-name="Default_20_Paragraph_20_Font"><text:span text:style-name="T6">UC obligatoria para las carreras</text:span></text:span></text:p>
          </table:table-cell>
          <table:table-cell table:style-name="Tabla1.A2" office:value-type="string">
            <text:p text:style-name="P19"><text:span text:style-name="T30">Contador Público, Lic. en Administración, Lic. en Estadística (perfil actuarial-demográfico), Técnico en Administración y Tecnólogo en Administración y Contabilidad. </text:span></text:p>
          </table:table-cell>
        </table:table-row>
        <table:table-row>
          <table:table-cell table:style-name="Tabla1.A2" office:value-type="string">
            <text:p text:style-name="Normal1"><text:span text:style-name="Default_20_Paragraph_20_Font"><text:span text:style-name="T6">UC opcional para las carreras</text:span></text:span><text:span text:style-name="Default_20_Paragraph_20_Font"><text:span text:style-name="T10">Lic. en Economía, Lic. en Estadística (perfiles económico y tecnológico). </text:span></text:span></text:p>
            <text:p text:style-name="Normal1"><text:span text:style-name="Default_20_Paragraph_20_Font"><text:span text:style-name="T6"/></text:span></text:p>
          </table:table-cell>
          <table:table-cell table:style-name="Tabla1.A2" office:value-type="string">
            <text:p text:style-name="P19"><text:span text:style-name="T30">Lic. en Economía, Lic. en Estadística (perfiles económico y tecnológico). </text:span></text:p>
          </table:table-cell>
        </table:table-row>
        <table:table-row>
          <table:table-cell table:style-name="Tabla1.A2" office:value-type="string">
            <text:p text:style-name="P2">Unidad ofrecida para otros servicios de UdelaR </text:p>
          </table:table-cell>
          <table:table-cell table:style-name="Tabla1.A2" office:value-type="string">
            <text:p text:style-name="P3">No</text:p>
          </table:table-cell>
        </table:table-row>
        <table:table-row>
          <table:table-cell table:style-name="Tabla1.A2" office:value-type="string">
            <text:p text:style-name="P2">Unidad ofrecida para intercambio internacional </text:p>
          </table:table-cell>
          <table:table-cell table:style-name="Tabla1.A2" office:value-type="string">
            <text:p text:style-name="P3">No</text:p>
          </table:table-cell>
        </table:table-row>
        <table:table-row>
          <table:table-cell table:style-name="Tabla1.A1" table:number-columns-spanned="2" office:value-type="string">
            <text:p text:style-name="Normal1"><text:span text:style-name="Default_20_Paragraph_20_Font"><text:span text:style-name="T3">1- Créditos</text:span></text:span></text:p>
          </table:table-cell>
          <table:covered-table-cell/>
        </table:table-row>
        <table:table-row>
          <table:table-cell table:style-name="Tabla1.A2" office:value-type="string">
            <text:p text:style-name="Normal1"><text:span text:style-name="Default_20_Paragraph_20_Font"><text:span text:style-name="T6">Cantidad</text:span></text:span></text:p>
          </table:table-cell>
          <table:table-cell table:style-name="Tabla1.B3" office:value-type="float" office:value="10">
            <text:p text:style-name="P3">10</text:p>
          </table:table-cell>
        </table:table-row>
        <table:table-row>
          <table:table-cell table:style-name="Tabla1.A2" office:value-type="string">
            <text:p text:style-name="Normal1"><text:span text:style-name="Default_20_Paragraph_20_Font"><text:span text:style-name="T6">Área de conocimiento</text:span></text:span></text:p>
          </table:table-cell>
          <table:table-cell table:style-name="Tabla1.A2" office:value-type="string">
            <text:p text:style-name="P3">Instrumental</text:p>
          </table:table-cell>
        </table:table-row>
        <table:table-row>
          <table:table-cell table:style-name="Tabla1.A2" office:value-type="string">
            <text:p text:style-name="Normal1"><text:span text:style-name="Default_20_Paragraph_20_Font"><text:span text:style-name="T6">Observaciones</text:span></text:span></text:p>
          </table:table-cell>
          <table:table-cell table:style-name="Tabla1.A2" office:value-type="string">
            <text:p text:style-name="P20">Masivo. Para la Licenciatura en Estadística los créditos de la asignatura se integran: al área Matemática en los perfiles actuarial-demográfico y económico, y al área de Conocimientos Generales en el perfil Tecnológico. </text:p>
            <text:p text:style-name="P3"/>
          </table:table-cell>
        </table:table-row>
        <table:table-row>
          <table:table-cell table:style-name="Tabla1.A2" office:value-type="string">
            <text:p text:style-name="P3"/>
          </table:table-cell>
          <table:table-cell table:style-name="Tabla1.A2" office:value-type="string">
            <text:p text:style-name="P3"/>
          </table:table-cell>
        </table:table-row>
        <table:table-row>
          <table:table-cell table:style-name="Tabla1.A1" table:number-columns-spanned="2" office:value-type="string">
            <text:p text:style-name="Normal1"><text:span text:style-name="Default_20_Paragraph_20_Font"><text:span text:style-name="T3">2- Conocimientos requeridos</text:span></text:span></text:p>
          </table:table-cell>
          <table:covered-table-cell/>
        </table:table-row>
        <table:table-row>
          <table:table-cell table:style-name="Tabla1.A2" office:value-type="string">
            <text:p text:style-name="Normal1"><text:span text:style-name="Default_20_Paragraph_20_Font"><text:span text:style-name="T8">Previas reglamentarias</text:span></text:span></text:p>
          </table:table-cell>
          <table:table-cell table:style-name="Tabla1.A2" office:value-type="string">
            <text:p text:style-name="P35">Cálculo I o Cálculo 1/B y Introducción a la Estadística</text:p>
            <text:p text:style-name="P48"/>
          </table:table-cell>
        </table:table-row>
        <table:table-row>
          <table:table-cell table:style-name="Tabla1.A2" office:value-type="string">
            <text:p text:style-name="Normal1"><text:span text:style-name="Default_20_Paragraph_20_Font"><text:span text:style-name="T6">Previas sugeridas</text:span></text:span></text:p>
          </table:table-cell>
          <table:table-cell table:style-name="Tabla1.A2" office:value-type="string">
            <text:p text:style-name="P16"/>
          </table:table-cell>
        </table:table-row>
        <table:table-row>
          <table:table-cell table:style-name="Tabla1.A2" office:value-type="string">
            <text:p text:style-name="P3"/>
          </table:table-cell>
          <table:table-cell table:style-name="Tabla1.A2" office:value-type="string">
            <text:p text:style-name="P3"/>
          </table:table-cell>
        </table:table-row>
        <table:table-row>
          <table:table-cell table:style-name="Tabla1.A1" table:number-columns-spanned="2" office:value-type="string">
            <text:p text:style-name="Normal1"><text:span text:style-name="Default_20_Paragraph_20_Font"><text:span text:style-name="T3">3. Modalidad de enseñanza</text:span></text:span></text:p>
          </table:table-cell>
          <table:covered-table-cell/>
        </table:table-row>
        <table:table-row>
          <table:table-cell table:style-name="Tabla1.A2" office:value-type="string">
            <text:p text:style-name="Normal1"><text:span text:style-name="Default_20_Paragraph_20_Font"><text:span text:style-name="T6">Modalidad de cursado a emplear y desarrollo del curso</text:span></text:span></text:p>
          </table:table-cell>
          <table:table-cell table:style-name="Tabla1.A2" office:value-type="string">
            <text:p text:style-name="P9"><text:span text:style-name="T34">a)  </text:span><text:span text:style-name="T29">Modalidad presencial. Clases teórico-prácticas de 2 horas y media (2 clases semanales). </text:span></text:p>
            <text:list xml:id="list5792432981017369292" text:style-name="L9">
              <text:list-item>
                <text:p text:style-name="P12"><text:span text:style-name="T34">b)  </text:span><text:span text:style-name="T29">Modalidad virtual: clases sincrónicas teórico -prácticas a través de la plataforma EVA dos veces por semana. </text:span></text:p>
              </text:list-item>
            </text:list>
            <text:p text:style-name="P9"/>
            <text:p text:style-name="Normal1"/>
          </table:table-cell>
        </table:table-row>
        <table:table-row>
          <table:table-cell table:style-name="Tabla1.A2" office:value-type="string">
            <text:p text:style-name="Normal1"><text:span text:style-name="Default_20_Paragraph_20_Font"><text:span text:style-name="T6">Desarrollo del curso</text:span></text:span></text:p>
          </table:table-cell>
          <table:table-cell table:style-name="Tabla1.A2" office:value-type="string">
            <text:p text:style-name="P9"><text:s/></text:p>
            <text:p text:style-name="P38"><text:span text:style-name="T5">Clases con desarrollo teórico-práctico de los temas del programa, </text:span><text:soft-page-break/><text:span text:style-name="T5">Polimedias con temas teóricos y desarrollo de ejercicios prácticos ejemplarizantes de las técnicas empleadas, Guías Didácticas para el seguimiento del curso. En EVA se contestan dudas por foros organizados por temas. </text:span><text:span text:style-name="T11"><text:s/></text:span></text:p>
            <text:p text:style-name="P10"/>
          </table:table-cell>
        </table:table-row>
        <table:table-row table:style-name="Tabla1.25">
          <table:table-cell table:style-name="Tabla1.A2" office:value-type="string">
            <text:p text:style-name="Normal1"><text:span text:style-name="Default_20_Paragraph_20_Font"><text:span text:style-name="T6">Cupos </text:span></text:span></text:p>
          </table:table-cell>
          <table:table-cell table:style-name="Tabla1.A2" office:value-type="string">
            <text:p text:style-name="P3">No</text:p>
          </table:table-cell>
        </table:table-row>
        <table:table-row table:style-name="Tabla1.26">
          <table:table-cell table:style-name="Tabla1.A2" office:value-type="string">
            <text:p text:style-name="Normal1"><text:span text:style-name="Default_20_Paragraph_20_Font"><text:span text:style-name="T6">Control de asistencia </text:span></text:span></text:p>
          </table:table-cell>
          <table:table-cell table:style-name="Tabla1.A2" office:value-type="string">
            <text:p text:style-name="P18">No </text:p>
          </table:table-cell>
        </table:table-row>
        <table:table-row>
          <table:table-cell table:style-name="Tabla1.A2" office:value-type="string">
            <text:p text:style-name="Normal1"><text:span text:style-name="Default_20_Paragraph_20_Font"><text:span text:style-name="T6">Carga horaria estimada según modalidad</text:span></text:span></text:p>
          </table:table-cell>
          <table:table-cell table:style-name="Tabla1.A2" office:value-type="string">
            <text:p text:style-name="P21">150 horas de trabajo del estudiante: asistencia a las clases, presencia en EVA, dedicación personal, preparación de pruebas y realización de pruebas </text:p>
            <text:p text:style-name="P19"/>
          </table:table-cell>
        </table:table-row>
        <table:table-row table:style-name="Tabla1.28">
          <table:table-cell table:style-name="Tabla1.A2" office:value-type="string">
            <text:p text:style-name="P3"/>
          </table:table-cell>
          <table:table-cell table:style-name="Tabla1.A2" office:value-type="string">
            <text:p text:style-name="P3"/>
          </table:table-cell>
        </table:table-row>
        <table:table-row>
          <table:table-cell table:style-name="Tabla1.A1" table:number-columns-spanned="2" office:value-type="string">
            <text:p text:style-name="Normal1"><text:span text:style-name="Default_20_Paragraph_20_Font"><text:span text:style-name="T2">4. Evaluación</text:span></text:span></text:p>
          </table:table-cell>
          <table:covered-table-cell/>
        </table:table-row>
        <table:table-row>
          <table:table-cell table:style-name="Tabla1.A2" office:value-type="string">
            <text:p text:style-name="P2">Del curso reglamentado</text:p>
            <text:p text:style-name="Normal1"><text:span text:style-name="Default_20_Paragraph_20_Font"><text:span text:style-name="T6">(si corresponde)</text:span></text:span></text:p>
          </table:table-cell>
          <table:table-cell table:style-name="Tabla1.A2" office:value-type="string">
            <text:list xml:id="list2376079392360709316" text:style-name="L11">
              <text:list-item>
                <text:p text:style-name="P40"><text:span text:style-name="T14"> </text:span><text:span text:style-name="T31">2 pruebas de 50 puntos cada una, con mínimo en cada prueba. Los mínimos en cada prueba son los siguientes: primera 40% y segunda prueba 40%. </text:span></text:p>
              </text:list-item>
            </text:list>
            <text:list xml:id="list6452772990885191073" text:style-name="L10">
              <text:list-item>
                <text:p text:style-name="P13"><text:s/> <text:span text:style-name="T29">Requisitos de exoneración: El estudiante deberá obtener por lo menos el puntaje mínimo en cada prueba y un mínimo 50% del puntaje total entre las dos pruebas. </text:span></text:p>
                <text:p text:style-name="P13"><text:span text:style-name="T29">Las pruebas serán presenciales y <text:s/>la primera de múltiple opción</text:span><text:span text:style-name="T36"> </text:span></text:p>
              </text:list-item>
            </text:list>
            <text:p text:style-name="P39"><text:span text:style-name="T12"/></text:p>
            <text:p text:style-name="P7"/>
          </table:table-cell>
        </table:table-row>
        <table:table-row table:style-name="Tabla1.31">
          <table:table-cell table:style-name="Tabla1.A2" office:value-type="string">
            <text:p text:style-name="P2">Del examen</text:p>
            <text:p text:style-name="Normal1"><text:span text:style-name="Default_20_Paragraph_20_Font"><text:span text:style-name="T6">(si corresponde)</text:span></text:span></text:p>
          </table:table-cell>
          <table:table-cell table:style-name="Tabla1.A2" office:value-type="string">
            <text:p text:style-name="P42">Prueba presencial. Requisitos para la aprobación: Mínimo de 50% de los puntos a evaluar. </text:p>
            <text:p text:style-name="P41"/>
          </table:table-cell>
        </table:table-row>
        <table:table-row table:style-name="Tabla1.32">
          <table:table-cell table:style-name="Tabla1.A2" office:value-type="string">
            <text:p text:style-name="P3"/>
          </table:table-cell>
          <table:table-cell table:style-name="Tabla1.A2" office:value-type="string">
            <text:p text:style-name="P3"/>
          </table:table-cell>
        </table:table-row>
        <table:table-row table:style-name="Tabla1.33">
          <table:table-cell table:style-name="Tabla1.A1" table:number-columns-spanned="2" office:value-type="string">
            <text:p text:style-name="Normal1"><text:span text:style-name="Default_20_Paragraph_20_Font"><text:span text:style-name="T3">5. Objetivos y contenido o programa del curso o actividad curricular</text:span></text:span></text:p>
          </table:table-cell>
          <table:covered-table-cell/>
        </table:table-row>
        <table:table-row table:style-name="Tabla1.34">
          <table:table-cell table:style-name="Tabla1.A2" office:value-type="string">
            <text:p text:style-name="Normal1"><text:span text:style-name="Default_20_Paragraph_20_Font"><text:span text:style-name="T6">Explicitar objetivo</text:span></text:span></text:p>
          </table:table-cell>
          <table:table-cell table:style-name="Tabla1.A2" office:value-type="string">
            <text:p text:style-name="P34"><text:span text:style-name="T9">a) Analizar, comprender y profundizar en fenómenos en los que el tiempo opera como elemento subyacente. b) Restringir el análisis a fenómenos en condiciones de total certidumbre y sugerir los mecanismos a utilizar en el caso de considerar elementos aleatorios. </text:span></text:p>
            <text:p text:style-name="P25">c) Utilizar las herramientas aprendidas para comprender con mayor profundidad situaciones de la vida cotidiana. </text:p>
            <text:p text:style-name="P33"/>
            <text:p text:style-name="P8"/>
          </table:table-cell>
        </table:table-row>
        <table:table-row table:style-name="Tabla1.35">
          <table:table-cell table:style-name="Tabla1.A2" office:value-type="string">
            <text:p text:style-name="Normal1"><text:span text:style-name="Default_20_Paragraph_20_Font"><text:span text:style-name="T6">Explicitar contenido sintético</text:span></text:span></text:p>
          </table:table-cell>
          <table:table-cell table:style-name="Tabla1.A2" office:value-type="string">
            <text:list xml:id="list8724731963852926759" text:style-name="L13">
              <text:list-item>
                <text:p text:style-name="P26"><text:span text:style-name="T32">Interés y Descuento. </text:span></text:p>
              </text:list-item>
              <text:list-item>
                <text:p text:style-name="P27"><text:span text:style-name="T30">Rentas. </text:span></text:p>
              </text:list-item>
            </text:list>
            <text:list xml:id="list8907286861983359579" text:style-name="L12">
              <text:list-item>
                <text:p text:style-name="P14"><text:span text:style-name="T29">Inversiones </text:span></text:p>
              </text:list-item>
              <text:list-item>
                <text:p text:style-name="P14"><text:span text:style-name="T29">Bonos </text:span></text:p>
              </text:list-item>
              <text:list-item>
                <text:p text:style-name="P14"><text:span text:style-name="T29">Nociones de Cálculo Actuarial. </text:span></text:p>
              </text:list-item>
              <text:list-item>
                <text:p text:style-name="P14"><text:soft-page-break/> <text:span text:style-name="T29">Análisis de casos de la realidad cotidiana. </text:span></text:p>
              </text:list-item>
            </text:list>
            <text:p text:style-name="P22"/>
            <text:p text:style-name="P5"/>
          </table:table-cell>
        </table:table-row>
        <table:table-row table:style-name="Tabla1.31">
          <table:table-cell table:style-name="Tabla1.A2" office:value-type="string">
            <text:p text:style-name="Normal1"><text:span text:style-name="Default_20_Paragraph_20_Font"><text:span text:style-name="T6">Explicitar contenido desagregado</text:span></text:span></text:p>
          </table:table-cell>
          <table:table-cell table:style-name="Tabla1.A2" office:value-type="string">
            <text:p text:style-name="P23"><text:span text:style-name="T35">1. </text:span><text:span text:style-name="T33">Interés y Descuento. </text:span></text:p>
            <text:p text:style-name="P24">Concepto de interés. Concepto de descuento. Interés y descuento: dos conceptos asimilables. Tasas efectivas de interés y descuento. Distintas formas de calcular el interés: interés simple, interés compuesto, comparación de los valores futuros generados a interés simple y compuesto. Leyes de movimiento en el tiempo, análisis de funciones. Tasas nominales de interés. Concepto de equivalencia de tasas. Incidencia de la inflación. Tasa real. Tasas en moneda extranjera. Descuento como caso particular de Préstamo. </text:p>
            <text:p text:style-name="P11"><text:span text:style-name="T35">2. </text:span><text:span text:style-name="T33">Rentas. </text:span></text:p>
            <text:p text:style-name="P24">Definición. El eje del tiempo. El valor de una renta. Notación y convenciones. El cálculo del valor de una renta. Factor de Valuación: interpretación, análisis y utilización de los parámetros. Rentas con cuotas constantes y variables. Rentas perpetuas. Rentas continuas. Amortización de deudas: cuadro, análisis de partes de interés y parte de amortización, saldos. Incidencia de la inflación. </text:p>
            <text:p text:style-name="P11"><text:span text:style-name="T35">3. </text:span><text:span text:style-name="T33">Inversiones. </text:span></text:p>
            <text:p text:style-name="P11"><text:span text:style-name="T34">3.1 </text:span><text:span text:style-name="T29">Introducción. Algunas consideraciones metodológicas. Definición de inversiones: clasificación de inversiones, enfoque del curso, componentes del proceso de inversión (tasa de costo de capital y flujo de fondos). Criterios de evaluación de inversiones: criterio del valor presente neto, criterio de la tasa de rentabilidad, criterio del valor presente neto promedio, comparación de criterios para un solo proyecto, criterios para elegir entre diferentes proyectos, ¿qué hacer frente a la no coincidencia de los criterios de selección de inversiones? Análisis de los supuestos implícitos en los criterios del valor presente neto y tasa interna de rentabilidad. Tasa interna de retorno terminal. Rentabilidad e inflación. </text:span></text:p>
            <text:p text:style-name="P11"><text:span text:style-name="T34">3.2 </text:span><text:span text:style-name="T29">Reinversiones: Valor presente neto de una cadena de k inversiones. Valor presente neto de una cadena de infinitas inversiones. Tasa de rentabilidad de una reinversión. Valor presente neto promedio de una inversión. <text:s/>En contexto de total certidumbre. Introduciremos el concepto de inversión en contexto de incertidumbre. Definiremos funciones de utilidad y preferencias de los agentes. Ganancia esperada, utilidad esperada. Definición y medidas de versión al riesgo. Renta equivalente segura</text:span></text:p>
            <text:p text:style-name="P11"><text:span text:style-name="T34">3.3 </text:span><text:span text:style-name="T29">Inversiones Bursátiles: Bonos. Introducción conceptual al manejo de herramientas financieras vinculadas a los bonos. </text:span></text:p>
            <text:p text:style-name="P11"><text:span text:style-name="T35">4. </text:span><text:span text:style-name="T33">Nociones de cálculo actuarial. </text:span><text:span text:style-name="T29">Tablas de Mortalidad y análisis de algunas funciones biométricas. Aplicación de las equivalencias financieras al cálculo actuarial: Seguro Dotal Puro, Rentas en Caso de Vida, Seguro de Muerte y Seguro Dotal Mixto. Cálculo de Primas Puras Anuales. Reserva Matemática Pura. </text:span></text:p>
            <text:p text:style-name="P11"><text:soft-page-break/><text:span text:style-name="T35">5. </text:span><text:span text:style-name="T33">Análisis de ejemplos de la realidad cotidiana. Presentación </text:span><text:span text:style-name="T29">de algunos casos. (Tarjetas de crédito, Operaciones con unidades indexadas, Factoring) </text:span></text:p>
            <text:p text:style-name="P23"><text:span text:style-name="T13"/></text:p>
            <text:p text:style-name="P6"/>
          </table:table-cell>
        </table:table-row>
        <table:table-row table:style-name="Tabla1.37">
          <table:table-cell table:style-name="Tabla1.A2" office:value-type="string">
            <text:p text:style-name="P3"/>
          </table:table-cell>
          <table:table-cell table:style-name="Tabla1.A2" office:value-type="string">
            <text:p text:style-name="P3"/>
          </table:table-cell>
        </table:table-row>
        <table:table-row table:style-name="Tabla1.38">
          <table:table-cell table:style-name="Tabla1.A1" table:number-columns-spanned="2" office:value-type="string">
            <text:p text:style-name="P3"/>
          </table:table-cell>
          <table:covered-table-cell/>
        </table:table-row>
        <table:table-row table:style-name="Tabla1.39">
          <table:table-cell table:style-name="Tabla1.A2" office:value-type="string">
            <text:p text:style-name="Normal1"><text:span text:style-name="Default_20_Paragraph_20_Font"><text:span text:style-name="T6">Referencias Bibliográficas, de fuentes audiovisuales u otras, de carácter obligatorio:</text:span></text:span></text:p>
          </table:table-cell>
          <table:table-cell table:style-name="Tabla1.A2" office:value-type="string">
            <text:list xml:id="list5997632313548297458" text:style-name="L16">
              <text:list-header>
                <text:p text:style-name="P32"><text:span text:style-name="T37">Universidad de la República, Facultad de CCEE y A, Matemática Financiera. (2024). </text:span></text:p>
              </text:list-header>
              <text:list-item>
                <text:p text:style-name="P32"/>
              </text:list-item>
            </text:list>
          </table:table-cell>
        </table:table-row>
        <table:table-row table:style-name="Tabla1.40">
          <table:table-cell table:style-name="Tabla1.A2" office:value-type="string">
            <text:p text:style-name="Normal1"><text:span text:style-name="Default_20_Paragraph_20_Font"><text:span text:style-name="T6">Referencias Bibliográficas, de fuentes audiovisuales u otras, de carácter <text:s/>opcional:</text:span></text:span></text:p>
          </table:table-cell>
          <table:table-cell table:style-name="Tabla1.A2" office:value-type="string">
            <text:list xml:id="list662576213" text:continue-numbering="true" text:style-name="L16">
              <text:list-item>
                <text:p text:style-name="P30"><text:span text:style-name="T27">Universidad de la República, Facultad de CCEE y A, Probabilidad, Fundamentos y teoría, aplicación al análisis del riesgo en fenómenos financieros, económicos y actuariales (Libro de Estadística I), editado por Cecea. </text:span></text:p>
              </text:list-item>
            </text:list>
            <text:list xml:id="list6295097194132828005" text:style-name="L15">
              <text:list-item>
                <text:p text:style-name="P15"> <text:span text:style-name="T29">Miner, J. (2003), Curso de Matemática Financiera, Madrid, McGraw Hill </text:span></text:p>
              </text:list-item>
              <text:list-item>
                <text:p text:style-name="P15"> <text:span text:style-name="T29">Dumrauf, Guillermo L. (2013), Matemáticas Financieras, Bs.As. Alfaomega. </text:span></text:p>
              </text:list-item>
              <text:list-item>
                <text:p text:style-name="P15"> <text:span text:style-name="T29">Navarro y Nave, Fundamentos de Matemáticas Financieras, Bosch editores. </text:span></text:p>
              </text:list-item>
              <text:list-item>
                <text:p text:style-name="P15"> <text:span text:style-name="T29">Hillier y Lieberman, Introducción a la Investigación de Operaciones, McGraw Hill </text:span></text:p>
              </text:list-item>
              <text:list-item>
                <text:p text:style-name="P28"><text:span text:style-name="T30">Markus Ricke y Andreas Pfingsten, The Economic Life of Industrial Equipment </text:span></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Arial2" svg:font-family="Arial, sans-serif"/>
    <style:font-face style:name="ArialMT" svg:font-family="ArialMT"/>
    <style:font-face style:name="Calibri1" svg:font-family="Calibri"/>
    <style:font-face style:name="Helvetica" svg:font-family="Helvetica"/>
    <style:font-face style:name="OpenSymbol" svg:font-family="OpenSymbol"/>
    <style:font-face style:name="PTSans" svg:font-family="PTSans"/>
    <style:font-face style:name="Times" svg:font-family="Times"/>
    <style:font-face style:name="apple-system" svg:font-family="apple-system, BlinkMacSystemFont, 'Segoe UI', Roboto, 'Helvetica Neue', Arial, 'Noto Sans', 'Liberation Sans', sans-serif, 'Apple Color Emoji', 'Segoe UI Emoji', 'Segoe UI Symbol', 'Noto Color Emoji'"/>
    <style:font-face style:name="Noto Sans Symbols" svg:font-family="'Noto Sans Symbols'" style:font-family-generic="system"/>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02in" svg:stroke-color="#4a7ebb" draw:fill-color="#cfe7f5"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UY"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UY"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1" style:next-style-name="Normal1" style:default-outline-level="1" style:class="text">
      <style:paragraph-properties fo:margin-top="0.3335in" fo:margin-bottom="0.0835in" fo:keep-together="always" fo:hyphenation-ladder-count="no-limit" fo:keep-with-next="always"/>
      <style:text-properties fo:font-size="24pt" fo:font-weight="bold" style:font-size-asian="24pt" style:font-weight-asian="bold" style:font-size-complex="24pt" fo:hyphenate="false" fo:hyphenation-remain-char-count="0" fo:hyphenation-push-char-count="0"/>
    </style:style>
    <style:style style:name="Heading_20_2" style:display-name="Heading 2" style:family="paragraph" style:parent-style-name="Normal1" style:next-style-name="Normal1" style:default-outline-level="2" style:class="text">
      <style:paragraph-properties fo:margin-top="0.25in" fo:margin-bottom="0.0555in" fo:keep-together="always" fo:hyphenation-ladder-count="no-limit" fo:keep-with-next="always"/>
      <style:text-properties fo:font-size="18pt" fo:font-weight="bold" style:font-size-asian="18pt" style:font-weight-asian="bold" style:font-size-complex="18pt" fo:hyphenate="false" fo:hyphenation-remain-char-count="0" fo:hyphenation-push-char-count="0"/>
    </style:style>
    <style:style style:name="Heading_20_3" style:display-name="Heading 3" style:family="paragraph" style:parent-style-name="Normal1" style:next-style-name="Normal1" style:default-outline-level="3" style:class="text">
      <style:paragraph-properties fo:margin-top="0.1945in" fo:margin-bottom="0.0555in" fo:keep-together="always" fo:hyphenation-ladder-count="no-limit" fo:keep-with-next="always"/>
      <style:text-properties fo:font-size="14pt" fo:font-weight="bold" style:font-size-asian="14pt" style:font-weight-asian="bold" style:font-size-complex="14pt" fo:hyphenate="false" fo:hyphenation-remain-char-count="0" fo:hyphenation-push-char-count="0"/>
    </style:style>
    <style:style style:name="Heading_20_4" style:display-name="Heading 4" style:family="paragraph" style:parent-style-name="Normal1" style:next-style-name="Normal1" style:default-outline-level="4" style:class="text">
      <style:paragraph-properties fo:margin-top="0.1665in" fo:margin-bottom="0.028in" fo:keep-together="always" fo:hyphenation-ladder-count="no-limit" fo:keep-with-next="always"/>
      <style:text-properties fo:font-size="12pt" fo:font-weight="bold" style:font-size-asian="12pt" style:font-weight-asian="bold" style:font-size-complex="12pt" fo:hyphenate="false" fo:hyphenation-remain-char-count="0" fo:hyphenation-push-char-count="0"/>
    </style:style>
    <style:style style:name="Heading_20_5" style:display-name="Heading 5" style:family="paragraph" style:parent-style-name="Normal1" style:next-style-name="Normal1" style:default-outline-level="5" style:class="text">
      <style:paragraph-properties fo:margin-top="0.1528in" fo:margin-bottom="0.028in" fo:keep-together="always" fo:hyphenation-ladder-count="no-limit" fo:keep-with-next="always"/>
      <style:text-properties fo:font-weight="bold" style:font-weight-asian="bold" fo:hyphenate="false" fo:hyphenation-remain-char-count="0" fo:hyphenation-push-char-count="0"/>
    </style:style>
    <style:style style:name="Heading_20_6" style:display-name="Heading 6" style:family="paragraph" style:parent-style-name="Normal1" style:next-style-name="Normal1" style:default-outline-level="6" style:class="text">
      <style:paragraph-properties fo:margin-top="0.139in" fo:margin-bottom="0.028in" fo:keep-together="always" fo:hyphenation-ladder-count="no-limit" fo:keep-with-next="always"/>
      <style:text-properties fo:font-size="10pt" fo:font-weight="bold" style:font-size-asian="10pt" style:font-weight-asian="bold"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Normal1" style:family="paragraph">
      <style:paragraph-properties fo:hyphenation-ladder-count="no-limit"/>
      <style:text-properties fo:hyphenate="false" fo:hyphenation-remain-char-count="0" fo:hyphenation-push-char-count="0"/>
    </style:style>
    <style:style style:name="Title" style:family="paragraph" style:parent-style-name="Normal1" style:next-style-name="Normal1" style:class="chapter">
      <style:paragraph-properties fo:margin-top="0.3335in" fo:margin-bottom="0.0835in" fo:keep-together="always" fo:hyphenation-ladder-count="no-limit" fo:keep-with-next="always"/>
      <style:text-properties fo:font-size="36pt" fo:font-weight="bold" style:font-size-asian="36pt" style:font-weight-asian="bold" style:font-size-complex="36pt" fo:hyphenate="false" fo:hyphenation-remain-char-count="0" fo:hyphenation-push-char-count="0"/>
    </style:style>
    <style:style style:name="Subtitle" style:family="paragraph" style:parent-style-name="Normal1" style:next-style-name="Normal1" style:class="chapter">
      <style:paragraph-properties fo:margin-top="0.25in" fo:margin-bottom="0.0555in" fo:keep-together="always" fo:hyphenation-ladder-count="no-limit" fo:keep-with-next="always"/>
      <style:text-properties fo:color="#666666" style:font-name="Georgia" fo:font-size="24pt" fo:font-style="italic" style:font-name-asian="Georgia" style:font-size-asian="24pt" style:font-style-asian="italic" style:font-name-complex="Georgia" style:font-size-complex="24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WW_5f_CharLFO1LVL1" style:display-name="WW_CharLFO1LVL1" style:family="text">
      <style:text-properties style:font-name="Noto Sans Symbols" style:font-name-asian="Noto Sans Symbols" style:font-name-complex="Noto Sans Symbols"/>
    </style:style>
    <style:style style:name="WW_5f_CharLFO2LVL1" style:display-name="WW_CharLFO2LVL1" style:family="text">
      <style:text-properties style:font-name="Noto Sans Symbols" style:font-name-asian="Noto Sans Symbols" style:font-name-complex="Noto Sans Symbols"/>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s" fo:country="UY"/>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loext:margin-gutter="0in"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loext:margin-gutter="0in" style:footnote-max-height="0in">
        <style:footnote-sep style:width="0.0071in" style:adjustment="left" style:rel-width="33%" style:color="#000000"/>
      </style:page-layout-properties>
      <style:header-style>
        <style:header-footer-properties fo:min-height="1.0626in" fo:margin-left="0in" fo:margin-right="0in" fo:margin-bottom="0.1965in" style:dynamic-spacing="false"/>
      </style:header-style>
      <style:footer-style/>
    </style:page-layout>
  </office:automatic-styles>
  <office:master-styles>
    <style:master-page style:name="Standard" style:page-layout-name="Mpm1"/>
    <style:master-page style:name="MP0" style:page-layout-name="Mpm2">
      <style:header>
        <text:p text:style-name="MP1"><draw:frame draw:style-name="Mfr1" draw:name="gráficos1" text:anchor-type="paragraph" svg:width="5.7272in" svg:height="0.7098in" draw:z-index="3"><draw:image xlink:href="Pictures/20000011000038D20000070BB1AE8C21.svm"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initial-creator>Gabriela</meta:initial-creator>
    <meta:creation-date>2021-09-16T13:04:00Z</meta:creation-date>
    <dc:date>2024-02-14T09:34:12</dc:date>
    <meta:editing-cycles>12</meta:editing-cycles>
    <meta:editing-duration>PT1H41M1S</meta:editing-duration>
    <meta:document-statistic meta:table-count="1" meta:image-count="1" meta:object-count="0" meta:page-count="4" meta:paragraph-count="87" meta:word-count="975" meta:character-count="6856"/>
    <meta:template xlink:type="simple" xlink:actuate="onRequest" xlink:title="" xlink:href="../../../../../../../../../Dropbox/My%20Mac%20(Natalias-MacBook-Pro-2.local)/Desktop/Modelo%20de%20ficha.odt/Normal.dotm"/>
  </office:meta>
</office:document-meta>
</file>